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Dash_20_2" svg:stroke-width="0.035cm" svg:stroke-color="#000000" draw:stroke-linejoin="miter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cecece"/>
    </style:style>
    <style:style style:name="gr2" style:family="graphic" style:parent-style-name="standard">
      <style:graphic-properties draw:stroke="solid" svg:stroke-width="0.035cm" svg:stroke-color="#000000" draw:stroke-linejoin="miter" draw:fill="solid" draw:fill-color="#000000" draw:textarea-horizontal-align="left" draw:textarea-vertical-align="middle" draw:auto-grow-height="false" fo:padding-top="0.123cm" fo:padding-bottom="0.123cm" fo:padding-left="0.251cm" fo:padding-right="0.251cm" fo:wrap-option="no-wrap" draw:shadow-color="#cecec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629cm" fo:padding-top="0.124cm" fo:padding-bottom="0.124cm" fo:padding-left="0.252cm" fo:padding-right="0.252cm" fo:wrap-option="no-wrap" draw:shadow-color="#cecece"/>
    </style:style>
    <style:style style:name="gr20" style:family="graphic" style:parent-style-name="standard">
      <style:graphic-properties draw:stroke="solid" svg:stroke-width="0.088cm" svg:stroke-color="#000000" draw:stroke-linejoin="miter" draw:fill="none" draw:fill-color="#ffffff" draw:textarea-horizontal-align="left" draw:textarea-vertical-align="middle" draw:auto-grow-height="false" fo:padding-top="0.123cm" fo:padding-bottom="0.123cm" fo:padding-left="0.251cm" fo:padding-right="0.251cm" fo:wrap-option="no-wrap" draw:shadow-color="#cecece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815cm" fo:min-width="0.629cm" fo:padding-top="0.124cm" fo:padding-bottom="0.124cm" fo:padding-left="0.252cm" fo:padding-right="0.252cm" fo:wrap-option="no-wrap" draw:shadow-color="#cecece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815cm" fo:min-width="0.629cm" fo:padding-top="0.124cm" fo:padding-bottom="0.124cm" fo:padding-left="0.252cm" fo:padding-right="0.252cm" fo:wrap-option="no-wrap" draw:shadow-color="#cecec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indent="0cm"/>
    </style:style>
    <style:style style:name="P4" style:family="paragraph">
      <style:paragraph-properties fo:margin-left="0cm" fo:margin-right="0cm" fo:line-height="100%" fo:text-indent="0cm" style:writing-mode="lr-tb" style:font-independent-line-spacing="true"/>
    </style:style>
    <style:style style:name="T1" style:family="text">
      <style:text-properties fo:font-family="Arial" style:font-family-generic="swiss" style:font-pitch="variable" fo:font-size="16pt" style:font-size-asian="16pt" style:font-size-complex="16pt"/>
    </style:style>
    <style:style style:name="T2" style:family="text">
      <style:text-properties style:text-position="-33% 58%" fo:font-family="Arial" style:font-family-generic="swiss" style:font-pitch="variable" fo:font-size="16pt" style:font-size-asian="16pt" style:font-size-complex="1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figure">
        <draw:line draw:style-name="gr1" draw:text-style-name="P1" draw:layer="layout" svg:x1="2.622cm" svg:y1="0.433cm" svg:x2="2.622cm" svg:y2="10.615cm">
          <text:p/>
        </draw:line>
        <draw:line draw:style-name="gr1" draw:text-style-name="P1" draw:layer="layout" svg:x1="3.892cm" svg:y1="0.433cm" svg:x2="3.892cm" svg:y2="10.615cm">
          <text:p/>
        </draw:line>
        <draw:line draw:style-name="gr1" draw:text-style-name="P1" draw:layer="layout" svg:x1="5.166cm" svg:y1="0.433cm" svg:x2="5.166cm" svg:y2="10.615cm">
          <text:p/>
        </draw:line>
        <draw:line draw:style-name="gr1" draw:text-style-name="P1" draw:layer="layout" svg:x1="7.711cm" svg:y1="0.433cm" svg:x2="7.711cm" svg:y2="10.615cm">
          <text:p/>
        </draw:line>
        <draw:line draw:style-name="gr1" draw:text-style-name="P1" draw:layer="layout" svg:x1="6.436cm" svg:y1="0.433cm" svg:x2="6.436cm" svg:y2="10.615cm">
          <text:p/>
        </draw:line>
        <draw:line draw:style-name="gr1" draw:text-style-name="P1" draw:layer="layout" svg:x1="8.981cm" svg:y1="0.433cm" svg:x2="8.981cm" svg:y2="10.615cm">
          <text:p/>
        </draw:line>
        <draw:line draw:style-name="gr1" draw:text-style-name="P1" draw:layer="layout" svg:x1="1.352cm" svg:y1="9.34cm" svg:x2="11.525cm" svg:y2="9.34cm">
          <text:p/>
        </draw:line>
        <draw:line draw:style-name="gr1" draw:text-style-name="P1" draw:layer="layout" svg:x1="1.352cm" svg:y1="8.07cm" svg:x2="11.525cm" svg:y2="8.07cm">
          <text:p/>
        </draw:line>
        <draw:line draw:style-name="gr1" draw:text-style-name="P1" draw:layer="layout" svg:x1="1.352cm" svg:y1="6.796cm" svg:x2="11.525cm" svg:y2="6.796cm">
          <text:p/>
        </draw:line>
        <draw:line draw:style-name="gr1" draw:text-style-name="P1" draw:layer="layout" svg:x1="1.352cm" svg:y1="5.526cm" svg:x2="11.525cm" svg:y2="5.526cm">
          <text:p/>
        </draw:line>
        <draw:line draw:style-name="gr1" draw:text-style-name="P1" draw:layer="layout" svg:x1="1.352cm" svg:y1="4.252cm" svg:x2="11.525cm" svg:y2="4.252cm">
          <text:p/>
        </draw:line>
        <draw:line draw:style-name="gr1" draw:text-style-name="P1" draw:layer="layout" svg:x1="1.352cm" svg:y1="2.977cm" svg:x2="11.525cm" svg:y2="2.977cm">
          <text:p/>
        </draw:line>
        <draw:custom-shape draw:style-name="gr2" draw:text-style-name="P2" draw:layer="layout" svg:width="0.212cm" svg:height="0.212cm" svg:x="3.257cm" svg:y="7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819cm" svg:height="0.925cm" svg:x="3.146cm" svg:y="10.575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0.819cm" svg:height="0.925cm" svg:x="4.319cm" svg:y="10.54cm">
          <text:list text:style-name="L1">
            <text:list-header>
              <text:p text:style-name="P3"><text:span text:style-name="T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0.819cm" svg:height="0.925cm" svg:x="5.589cm" svg:y="10.54cm">
          <text:list text:style-name="L1">
            <text:list-header>
              <text:p text:style-name="P3"><text:span text:style-name="T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0.819cm" svg:height="0.925cm" svg:x="6.859cm" svg:y="10.54cm">
          <text:list text:style-name="L1">
            <text:list-header>
              <text:p text:style-name="P3"><text:span text:style-name="T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4" draw:layer="layout" svg:width="0.819cm" svg:height="0.925cm" svg:x="8.133cm" svg:y="10.549cm">
          <text:list text:style-name="L1">
            <text:list-header>
              <text:p text:style-name="P3"><text:span text:style-name="T1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4" draw:layer="layout" svg:width="0.819cm" svg:height="0.925cm" svg:x="9.403cm" svg:y="10.54cm">
          <text:list text:style-name="L1">
            <text:list-header>
              <text:p text:style-name="P3"><text:span text:style-name="T1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4" draw:layer="layout" svg:width="0.819cm" svg:height="0.925cm" svg:x="10.607cm" svg:y="10.54cm">
          <text:list text:style-name="L1">
            <text:list-header>
              <text:p text:style-name="P3"><text:span text:style-name="T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4" draw:layer="layout" svg:width="0.819cm" svg:height="0.925cm" svg:x="1.774cm" svg:y="10.54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0.819cm" svg:height="0.925cm" svg:x="0.57cm" svg:y="8.419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0.819cm" svg:height="0.925cm" svg:x="0.57cm" svg:y="7.144cm">
          <text:list text:style-name="L1">
            <text:list-header>
              <text:p text:style-name="P3"><text:span text:style-name="T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4" draw:layer="layout" svg:width="0.819cm" svg:height="0.925cm" svg:x="0.57cm" svg:y="5.883cm">
          <text:list text:style-name="L1">
            <text:list-header>
              <text:p text:style-name="P3"><text:span text:style-name="T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4" draw:layer="layout" svg:width="0.819cm" svg:height="0.925cm" svg:x="0.57cm" svg:y="4.6cm">
          <text:list text:style-name="L1">
            <text:list-header>
              <text:p text:style-name="P3"><text:span text:style-name="T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4" draw:layer="layout" svg:width="0.819cm" svg:height="0.925cm" svg:x="0.57cm" svg:y="3.339cm">
          <text:list text:style-name="L1">
            <text:list-header>
              <text:p text:style-name="P3"><text:span text:style-name="T1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4" draw:layer="layout" svg:width="0.819cm" svg:height="0.925cm" svg:x="0.5cm" svg:y="2.064cm">
          <text:list text:style-name="L1">
            <text:list-header>
              <text:p text:style-name="P3"><text:span text:style-name="T1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4" draw:layer="layout" svg:width="0.819cm" svg:height="0.925cm" svg:x="0.5cm" svg:y="0.786cm">
          <text:list text:style-name="L1">
            <text:list-header>
              <text:p text:style-name="P3"><text:span text:style-name="T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4" draw:layer="layout" svg:width="0.819cm" svg:height="0.925cm" svg:x="0.5cm" svg:y="9.486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" draw:text-style-name="P1" draw:layer="layout" svg:x1="1.352cm" svg:y1="1.707cm" svg:x2="11.525cm" svg:y2="1.707cm">
          <text:p/>
        </draw:line>
        <draw:line draw:style-name="gr1" draw:text-style-name="P1" draw:layer="layout" svg:x1="10.251cm" svg:y1="0.433cm" svg:x2="10.251cm" svg:y2="10.615cm">
          <text:p/>
        </draw:line>
        <draw:custom-shape draw:style-name="gr19" draw:text-style-name="P4" draw:layer="layout" svg:width="1.133cm" svg:height="1.063cm" svg:x="2.62cm" svg:y="6.518cm">
          <text:list text:style-name="L1">
            <text:list-header>
              <text:p text:style-name="P3"><text:span text:style-name="T1">n</text:span><text:span text:style-name="T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5.084cm" svg:height="10.182cm" svg:x="1.316cm" svg:y="0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5.084cm" svg:height="10.182cm" svg:x="6.416cm" svg:y="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12cm" svg:height="0.212cm" svg:x="7.137cm" svg:y="7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1.133cm" svg:height="1.063cm" svg:x="6.5cm" svg:y="6.787cm">
          <text:list text:style-name="L1">
            <text:list-header>
              <text:p text:style-name="P3"><text:span text:style-name="T1">n</text:span><text:span text:style-name="T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5.084cm" svg:height="5.1cm" svg:x="1.316cm" svg:y="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12cm" svg:height="0.212cm" svg:x="5.737cm" svg:y="3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1.133cm" svg:height="1.063cm" svg:x="5.1cm" svg:y="2.687cm">
          <text:list text:style-name="L1">
            <text:list-header>
              <text:p text:style-name="P3"><text:span text:style-name="T1">n</text:span><text:span text:style-name="T2">3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Dash_20_2" draw:display-name="Dash 2" draw:style="rect" draw:dots2="1" draw:dots2-length="0.141cm" draw:distance="0.1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24T18:42:42</meta:creation-date>
    <meta:editing-duration>PT20H5M34S</meta:editing-duration>
    <meta:editing-cycles>4</meta:editing-cycles>
    <meta:generator>OpenOffice.org/3.3$Unix OpenOffice.org_project/330m20$Build-9567</meta:generator>
    <meta:initial-creator>Alberto Montresor</meta:initial-creator>
    <dc:date>2011-10-25T15:15:53</dc:date>
    <dc:creator>Alberto Montresor</dc:creator>
    <meta:document-statistic meta:object-count="39"/>
  </office:meta>
</office:document-meta>
</file>